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d30" officeooo:paragraph-rsid="00155d30"/>
    </style:style>
    <style:style style:name="T1" style:family="text">
      <style:text-properties officeooo:rsid="00166c31"/>
    </style:style>
    <style:style style:name="T2" style:family="text">
      <style:text-properties officeooo:rsid="004f35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ssssssssssssssssssssda</text:span>a<text:span text:style-name="T1">aailajsdlkasnsdsasaassaaaaassssssssdsssssss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3:17:02.479079489</meta:creation-date>
    <dc:date>2018-03-23T13:52:00.659121296</dc:date>
    <meta:editing-duration>PT2H18M45S</meta:editing-duration>
    <meta:editing-cycles>5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68" meta:non-whitespace-character-count="68"/>
  </office:meta>
</office:document-meta>
</file>